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10E1A9A1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Preformatted_20_Text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fo:font-size="8pt" style:font-size-asian="8pt" style:font-size-complex="8pt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ize="8pt" style:font-size-asian="8pt" style:font-size-complex="8pt"/>
    </style:style>
    <style:style style:name="P8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8pt" style:font-size-asian="8pt" style:font-size-complex="8pt"/>
    </style:style>
    <style:style style:name="P9" style:family="paragraph" style:parent-style-name="Text_20_body">
      <style:text-properties fo:background-color="#ff0000"/>
    </style:style>
    <style:style style:name="P10" style:family="paragraph" style:parent-style-name="Text_20_body">
      <style:text-properties style:text-line-through-style="solid"/>
    </style:style>
    <style:style style:name="P11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Text_20_body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3" style:family="paragraph" style:parent-style-name="Text_20_body">
      <style:paragraph-properties fo:background-color="#ff0000">
        <style:background-image/>
      </style:paragraph-properties>
    </style:style>
    <style:style style:name="P14" style:family="paragraph" style:parent-style-name="Text_20_body">
      <style:paragraph-properties fo:background-color="#ff0000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cm" fo:text-align="center" style:justify-single-word="false"/>
      <style:text-properties fo:font-size="9pt" style:font-size-asian="9pt" style:font-size-complex="9pt"/>
    </style:style>
    <style:style style:name="P16" style:family="paragraph" style:parent-style-name="Text_20_body">
      <style:paragraph-properties fo:margin-top="0cm" fo:margin-bottom="0cm" fo:text-align="center" style:justify-single-word="false"/>
      <style:text-properties fo:font-size="8pt" style:font-size-asian="8pt" style:font-size-complex="8pt"/>
    </style:style>
    <style:style style:name="P17" style:family="paragraph" style:parent-style-name="Text_20_body">
      <style:paragraph-properties fo:margin-top="0cm" fo:margin-bottom="0cm" fo:text-align="center" style:justify-single-word="false"/>
      <style:text-properties style:font-name="Arial" fo:font-size="8pt" fo:font-style="normal" style:font-size-asian="8pt" style:font-style-asian="normal" style:font-size-complex="8pt" style:font-style-complex="normal"/>
    </style:style>
    <style:style style:name="P18" style:family="paragraph" style:parent-style-name="Text_20_body">
      <style:paragraph-properties fo:background-color="transparent">
        <style:background-image/>
      </style:paragraph-properties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style:text-line-through-style="solid"/>
    </style:style>
    <style:style style:name="P22" style:family="paragraph" style:parent-style-name="Text_20_body" style:list-style-name="L1">
      <style:text-properties style:text-line-through-style="solid"/>
    </style:style>
    <style:style style:name="P23" style:family="paragraph" style:parent-style-name="Text_20_body" style:list-style-name="L2">
      <style:text-properties style:text-line-through-style="solid"/>
    </style:style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>
      <style:text-properties fo:color="#ffffff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ext_20_body">
      <style:paragraph-properties fo:margin-left="1.251cm" fo:margin-right="0cm" fo:text-indent="0cm" style:auto-text-indent="false"/>
    </style:style>
    <style:style style:name="P28" style:family="paragraph" style:parent-style-name="Text_20_body" style:list-style-name="L1">
      <style:paragraph-properties fo:margin-left="1.251cm" fo:margin-right="0cm" fo:text-indent="0cm" style:auto-text-indent="false"/>
      <style:text-properties style:text-line-through-style="solid"/>
    </style:style>
    <style:style style:name="P29" style:family="paragraph" style:parent-style-name="Text_20_body" style:list-style-name="L1">
      <style:paragraph-properties fo:margin-left="1.251cm" fo:margin-right="0cm" fo:text-indent="0cm" style:auto-text-indent="false"/>
    </style:style>
    <style:style style:name="P30" style:family="paragraph" style:parent-style-name="Text_20_body" style:list-style-name="L3">
      <style:paragraph-properties fo:margin-left="1.251cm" fo:margin-right="0cm" fo:text-indent="0cm" style:auto-text-indent="false"/>
    </style:style>
    <style:style style:name="P31" style:family="paragraph" style:parent-style-name="Text_20_body" style:list-style-name="L3">
      <style:paragraph-properties fo:margin-left="1.251cm" fo:margin-right="0cm" fo:text-indent="0cm" style:auto-text-indent="false"/>
      <style:text-properties fo:background-color="#3deb3d"/>
    </style:style>
    <style:style style:name="P32" style:family="paragraph" style:parent-style-name="Text_20_body" style:list-style-name="L3">
      <style:paragraph-properties fo:margin-left="1.25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33" style:family="paragraph" style:parent-style-name="Text_20_body" style:list-style-name="L6">
      <style:paragraph-properties fo:margin-left="1.251cm" fo:margin-right="0cm" fo:text-indent="0cm" style:auto-text-indent="false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</style:style>
    <style:style style:name="P35" style:family="paragraph" style:parent-style-name="Text_20_body" style:list-style-name="L3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weight="bold" fo:background-color="#ff0000" style:font-weight-asian="bold" style:font-weight-complex="bold"/>
    </style:style>
    <style:style style:name="P3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color="#ffffff"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ext_20_body" style:list-style-name="L3">
      <style:paragraph-properties fo:margin-left="1.251cm" fo:margin-right="0cm" fo:text-indent="0.199cm" style:auto-text-indent="false"/>
    </style:style>
    <style:style style:name="P39" style:family="paragraph" style:parent-style-name="Text_20_body" style:list-style-name="L3">
      <style:paragraph-properties fo:margin-left="2.501cm" fo:margin-right="0cm" fo:text-indent="0cm" style:auto-text-indent="fals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background-color="#ff6633"/>
    </style:style>
    <style:style style:name="T3" style:family="text">
      <style:text-properties fo:background-color="#ff0000"/>
    </style:style>
    <style:style style:name="T4" style:family="text">
      <style:text-properties fo:language="hu" fo:country="HU"/>
    </style:style>
    <style:style style:name="T5" style:family="text">
      <style:text-properties fo:color="#ffffff" style:text-line-through-style="none" style:font-name="FreeSerif1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ffffff" style:text-line-through-style="none" style:font-name="FreeSerif1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ffffff" style:text-line-through-style="none" style:font-name="FreeSerif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color="#ffffff" style:text-line-through-style="none" style:font-name="FreeSerif1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9" style:family="text">
      <style:text-properties fo:color="#ffffff" style:text-line-through-style="none" style:font-name="Ari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ffff" style:font-name="Arial" fo:font-style="normal" style:font-style-asian="normal" style:font-style-complex="normal"/>
    </style:style>
    <style:style style:name="T11" style:family="text">
      <style:text-properties style:text-line-through-style="none" style:font-name="FreeSerif1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Arial" fo:font-style="normal" style:font-style-asian="normal" style:font-style-complex="normal"/>
    </style:style>
    <style:style style:name="T13" style:family="text">
      <style:text-properties style:font-name="Arial" fo:font-size="8pt" fo:font-style="normal" style:font-size-asian="8pt" style:font-style-asian="normal" style:font-size-complex="8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title>KM100 szabályrendszer</text:title></text:p>
      <text:p text:style-name="Subtitle"><text:subject>Slan</text:subject></text:p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Nonprofit szabályrendszer a M* világához<text:line-break/>Ailtas, 2008</text:p>
      <text:p text:style-name="P15"/>
      <text:p text:style-name="P15"/>
      <text:p text:style-name="P15"><draw:a xlink:type="simple" xlink:href="http://creativecommons.org/licenses/by-nc-sa/2.5/hu/"><draw:frame draw:style-name="fr1" draw:name="HTTP://CREATIVECOMMONS.ORG/LICENSES/BY-NC-SA/2.5/HU/" text:anchor-type="paragraph" svg:width="2.117cm" svg:height="0.423cm" draw:z-index="0"><draw:image xlink:href="Pictures/100000000000005000000010E1A9A15E.png" xlink:type="simple" xlink:show="embed" xlink:actuate="onLoad"/></draw:frame></draw:a></text:p>
      <text:p text:style-name="P16"/>
      <text:p text:style-name="P16"><text:s/><text:span text:style-name="T12">Creative Commons License</text:span></text:p>
      <text:p text:style-name="P17">Ezen dokumentum maga, továbbá részletei, vagy másolatai kizárólag a Creative Commons</text:p>
      <text:p text:style-name="P15"><text:a xlink:type="simple" xlink:href="http://creativecommons.org/licenses/by-nc-sa/2.5/hu/"><text:span text:style-name="T13">Nevezd meg!-Ne add el!-Így add tovább! 2.5 Magyarország</text:span></text:a></text:p>
      <text:p text:style-name="P8"><text:span text:style-name="T12">Licenc feltételeinek megfelelően használható fel</text:span>. </text:p>
      <text:p text:style-name="P11"/>
      <text:p text:style-name="Text_20_body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P4">Tartalomjegyzék</text:p>
          </text:index-title>
          <text:p text:style-name="P20">TODO (kidolgozandók) (Slan)<text:tab/>3</text:p>
          <text:p text:style-name="P19">"Slan" tradíció<text:tab/>4</text:p>
          <text:p text:style-name="P19">Slan Technikák<text:tab/>4</text:p>
          <text:p text:style-name="P20">Konkrét technikák<text:tab/>5</text:p>
          <text:p text:style-name="P19">Chi harc<text:tab/>7</text:p>
          <text:p text:style-name="P19">Speciális Slan fortélyok<text:tab/>7</text:p>
          <text:p text:style-name="P19">Slan stílusok<text:tab/>7</text:p>
          <text:p text:style-name="P19">Slan fegyverek<text:tab/>7</text:p>
        </text:index-body>
      </text:table-of-content>
      <text:p text:style-name="Text_20_body"/>
      <text:h text:style-name="P1" text:outline-level="3">TODO (kidolgozandók) (Slan)</text:h>
      <text:p text:style-name="Text_20_body"/>
      <text:p text:style-name="P14">TODO: Magyar Gergely cikkét átnézni (rpg.hu). Ha kész a rendszer megkeresni e-mailben, hogy hajlandó-e adaptálni az ő írását. Ad-e engedélyt, stb.</text:p>
      <text:p text:style-name="P18"/>
      <text:p text:style-name="Text_20_body">Itt a Slan út tárgyalásáról lesz szó. Pszí alatt marad külön iskolaként talán „Belső út” néven.</text:p>
      <text:p text:style-name="Text_20_body"/>
      <text:p text:style-name="Text_20_body"/>
      <text:p text:style-name="P2"/>
      <text:p text:style-name="Preformatted_20_Text"/>
      <text:h text:style-name="Heading_20_2" text:outline-level="2">"Slan" tradíció</text:h>
      <text:list text:style-name="L1">
        <text:list-item>
          <text:p>Csak 1. szinten vehető fel </text:p>
        </text:list-item>
        <text:list-item>
          <text:p>50 KP</text:p>
        </text:list-item>
        <text:list-item>
          <text:p text:style-name="P22">Érdemes is, mert:</text:p>
        </text:list-item>
        <text:list-item>
          <text:p text:style-name="P28">Meg kell nevezni a harcművész iskolát, amihez kötődik. Ez az esetleges spéci technikák (lásd 3. pont) meghatározásánál játszhat szerepet.</text:p>
        </text:list-item>
        <text:list-item>
          <text:p text:style-name="P28">Minden foka után 1 (?) Chi pont jár automatice (vagy meg kelljen venni..? (1 Chi pont = 4KP)? Szerintem ne.)</text:p>
        </text:list-item>
        <text:list-item>
          <text:p text:style-name="P34">Követelménye:</text:p>
        </text:list-item>
        <text:list-item>
          <text:p text:style-name="P29">előtörténet</text:p>
        </text:list-item>
        <text:list-item>
          <text:p text:style-name="P29">Tulajdonságok? Esetleg Önuralom, Fogékonyság..</text:p>
        </text:list-item>
      </text:list>
      <text:p text:style-name="P27"/>
      <text:p text:style-name="P36">A Slan iskola diszciplínáit Pszí képzettségként lehet fejleszteni...? EZT RENDBERAKNI!!</text:p>
      <text:h text:style-name="P21" text:outline-level="2">Slan Technikák</text:h>
      <text:list text:style-name="L2">
        <text:list-item>
          <text:p text:style-name="P23">Külön fortély mind (15KP)</text:p>
        </text:list-item>
        <text:list-item>
          <text:p text:style-name="P23">Egyedi követelmények</text:p>
        </text:list-item>
        <text:list-item>
          <text:p text:style-name="P23">Használatuk Chi pontba kerül</text:p>
        </text:list-item>
        <text:list-item>
          <text:p text:style-name="P23">1 vagy max 2 fokúak lehetnek</text:p>
        </text:list-item>
        <text:list-item>
          <text:p text:style-name="P23">HM iskola függő, hogy mely technikákat lehet ott tanulni</text:p>
        </text:list-item>
      </text:list>
      <text:p text:style-name="P10"/>
      <text:p text:style-name="Text_20_body"/>
      <text:h text:style-name="P1" text:outline-level="3">Konkrét technikák</text:h>
      <text:p text:style-name="P13">TODO: A konkrét technikák megvitatása: milyen követelmények, hány Chi pontba kerüljenek, stb.</text:p>
      <text:p text:style-name="Text_20_body">Jó lenne ide is a képzettség skála, hogy az alkalmazás szintjeit meg tudjuk különböztetni...</text:p>
      <text:p text:style-name="P9">Akkor esetleg ezek is legyenek Átlagos képzettségek, nem 15KP-s technikák?</text:p>
      <text:p text:style-name="P9">Ez nem mindegyikre alkalmazható. Pl. a Harcos elme, Pusztító ököl, Egyedi, Harcművész-iskola specifikus technikák...</text:p>
      <text:list text:style-name="L3">
        <text:list-item>
          <text:p>Kiáltás</text:p>
        </text:list-item>
        <text:list-item>
          <text:p text:style-name="P30">Ha Kiáltás diszciplínát alkalmaz a slan, képes lesz puszta kézzel fegyvert törni</text:p>
        </text:list-item>
        <text:list-item>
          <text:p>Aranyharang</text:p>
        </text:list-item>
        <text:list-item>
          <text:p text:style-name="P31">Növeli a Fizikai ellenállást! (FME)</text:p>
        </text:list-item>
        <text:list-item>
          <text:p>Tulajdonság növelés: Slan fortély szintjétől függő tulajdonság-növelő pontot ad (NEM Tulajdonság pontot!)</text:p>
        </text:list-item>
        <text:list-item>
          <text:p>Wuxia ("fejlesztett akrobatika" (ez a régi "Testsúlyváltoztatás")</text:p>
        </text:list-item>
        <text:list-item>
          <text:p text:style-name="P30">Vizen fut, falon mászik</text:p>
        </text:list-item>
        <text:list-item>
          <text:p text:style-name="P30">Mozdíthatatlanság</text:p>
        </text:list-item>
        <text:list-item>
          <text:p>Halálos ujj</text:p>
        </text:list-item>
        <text:list-item>
          <text:p text:style-name="P30">Harc közben ne legyen alkalmazható</text:p>
        </text:list-item>
        <text:list-item>
          <text:p text:style-name="P30">Késleltetett hatás csak magas szinten</text:p>
        </text:list-item>
        <text:list-item>
          <text:p>Testuralom</text:p>
        </text:list-item>
        <text:list-item>
          <text:p text:style-name="P30">Testhőmérséklet növelés/csökkentés is ez alá tartozik</text:p>
        </text:list-item>
        <text:list-item>
          <text:p text:style-name="P30"><text:span text:style-name="T2">magas szinten</text:span> (ha lenne szint..), vagy legyen 3 fokú...? </text:p>
        </text:list-item>
        <text:list-item>
          <text:p text:style-name="P30">gyorsabban növeszti a szakállát, körmét</text:p>
        </text:list-item>
        <text:list-item>
          <text:p text:style-name="P30">izzad, elpattant magában hajszálereket</text:p>
        </text:list-item>
        <text:list-item>
          <text:p text:style-name="P30">szabályozza a szívverését</text:p>
        </text:list-item>
        <text:list-item>
          <text:p text:style-name="P35">Tetszhalál</text:p>
        </text:list-item>
        <text:list-item>
          <text:p text:style-name="P30">Ez is talán a magas szintű „Testuralom” alá kéne tartozzon.. (bár az már táp)</text:p>
        </text:list-item>
        <text:list-item>
          <text:p text:style-name="P35">Jelentéktelenség</text:p>
        </text:list-item>
        <text:list-item>
          <text:p text:style-name="P35">Harcos Elme (???)</text:p>
        </text:list-item>
        <text:list-item>
          <text:p text:style-name="P38"><text:span text:style-name="_5b_RPG_5d__20_Kiemelt_20_kifejezés"><text:span text:style-name="T1">Leírás</text:span></text:span>: Aki elméjében friss, annak teste – jó szolgáló módjára – mindig <text:span text:style-name="T4">engedelmeskedik.</text:span> Az igazi mester több támadó ellen is hosszasan képes harcolni, figyelme nem lankad, mozgása nem lassul.</text:p>
        </text:list-item>
        <text:list-item>
          <text:p text:style-name="P30">Az adott körben, ha Védekező-Harcot folytat, akkor nem csökkentenek VÉ-t az ellene irányuló támadások. <text:s/><text:span text:style-name="T3">(esetleg sima harcban feleződjenek a VÉ csökkentések?)</text:span></text:p>
        </text:list-item>
        <text:list-item>
          <text:p text:style-name="P30"><text:s/>(?? Ember által végzett támadások ??) <text:s text:c="2"/>(Mint a Renegát elején a Messort körbevevő Skorpió-fejvadászok esetében.)</text:p>
        </text:list-item>
        <text:list-item>
          <text:p text:style-name="P35">Éteriség (Levitáció)</text:p>
        </text:list-item>
        <text:list-item>
          <text:p text:style-name="P30">Legyen követelménye, ne tudja minden 1.szintű sudribunkó megcsinálni.</text:p>
        </text:list-item>
        <text:list-item>
          <text:p text:style-name="P35">Pusztító ököl</text:p>
        </text:list-item>
        <text:list-item>
          <text:p text:style-name="P30"><text:s/>+SP-t ad.. (nem biztos h kell ez... ott van a Fegyvermester fortély is..)</text:p>
        </text:list-item>
        <text:list-item>
          <text:p text:style-name="P35"><text:soft-page-break/>Egyedi, Harcművész-iskola specifikus technika (pl. "Ötpontos szívrepesztő technika" :) ) KM dönt, hogy mit enged és milyen követelményekkel tanulható.</text:p>
        </text:list-item>
        <text:list-item>
          <text:p text:style-name="P32">5 pontos szívrepesztő technika</text:p>
        </text:list-item>
        <text:list-item>
          <text:p text:style-name="P39">Még nem tudni, melyik iskoláé lesz.</text:p>
        </text:list-item>
        <text:list-item>
          <text:p text:style-name="P39">A Slan halálos, szigorú ritmusú és sorrendű érintéskombinációk segítségével végzetes blokkot hoz létre ellenfele testében, aki azonnal életét veszti.</text:p>
        </text:list-item>
        <text:list-item>
          <text:p text:style-name="P39">Hatás: A harcművész 2 körig nem cselekedhet semmit, csak védekezik (védekező harcot és védekező taktikát nem használhat). Ezalatt felkészíti belső energiáit a csapásra. A harmadik körben már dobhat kezdeményezést és amint rá kerül a sor 3 db támadást adhat le rögtön egymás után, melyek alapból nem sebeznek semmit, de ha mindhárom támadás találatot érne el, akkor a harcművész sikerrel végrehajtotta a halálos technikát és ellenfele azonnal meghal.</text:p>
        </text:list-item>
      </text:list>
      <text:p text:style-name="Text_20_body"/>
      <text:h text:style-name="P3" text:outline-level="2">Chi harc</text:h>
      <text:list text:style-name="L4">
        <text:list-item>
          <text:p text:style-name="P24">Olyan, mint Codex-ben a Khirin</text:p>
        </text:list-item>
        <text:list-item>
          <text:p text:style-name="P24">Harci transz, nem "kikapcsolom-bekapcsolom" jellegű. Kijönni belőle se könnyű</text:p>
        </text:list-item>
        <text:list-item>
          <text:p text:style-name="P24">NEM fogyaszt Chi pontot, de minimum 1 Chi pont kell, hogy használni lehessen</text:p>
        </text:list-item>
        <text:list-item>
          <text:p text:style-name="P24">Fixen +5KÉ és +10 TÉ/VÉ bónuszt ad.</text:p>
        </text:list-item>
        <text:list-item>
          <text:p text:style-name="P24">Bódultság esetén nem használható, kábaság, súlyos sebesülés esetén Összpontosítás próbával növelhető.</text:p>
        </text:list-item>
        <text:list-item>
          <text:p text:style-name="P24">Chi pont visszatérés: 1 Cp/perc</text:p>
        </text:list-item>
        <text:list-item>
          <text:p text:style-name="P24">A Chi harc mágiaellenállást is ad, mert transz-szerű állapot: <text:span text:style-name="T3">+X ME</text:span></text:p>
        </text:list-item>
      </text:list>
      <text:p text:style-name="Preformatted_20_Text"/>
      <text:h text:style-name="Heading_20_2" text:outline-level="2">Speciális Slan fortélyok</text:h>
      <text:p text:style-name="P13">Ezek nem technikák!</text:p>
      <text:p text:style-name="Preformatted_20_Text"/>
      <text:list text:style-name="L5">
        <text:list-item>
          <text:p text:style-name="P25">Élő fegyver: Megszűnteti a puszta kéz további levonásait<text:line-break/>Lásd A Harcrendszer „Harc puszta kézzel” fejezetét! Így a Puszta kéz harcértékei: 0KÉ, 0TÉ, 0VÉ lesz.</text:p>
        </text:list-item>
      </text:list>
      <text:p text:style-name="P5"/>
      <text:h text:style-name="Heading_20_2" text:outline-level="2">Slan stílusok</text:h>
      <text:p text:style-name="Text_20_body">Fortélyként. Például:</text:p>
      <text:list text:style-name="L6">
        <text:list-item>
          <text:p>Sien-su</text:p>
        </text:list-item>
        <text:list-item>
          <text:p text:style-name="P33">követelménye: Kétkezes harc - 3.fok</text:p>
        </text:list-item>
      </text:list>
      <text:h text:style-name="Heading_20_2" text:outline-level="2">Slan fegyverek</text:h>
      <text:p text:style-name="Text_20_body">1.szinten a karakter csak mesterkardot kapjon, Slan kardhoz már elismert harcművésznek kell lennie. Ok: az 1.szintű karakter nálunk nem kiemelkedő erősségű.</text:p>
      <text:p text:style-name="Text_20_body">A Slan kard fétis szerű tárgy legyen. Ha nincs meg, ne tudjon (vagy csak korlátozottan) slan technikákat használni. (??)</text:p>
      <text:p text:style-name="P26">--</text:p>
      <text:p text:style-name="P37">Creative Commons License</text:p>
      <text:p text:style-name="P7"><text:span text:style-name="T10">Ezen dokumentum maga, továbbá részletei, vagy másolatai kizárólag a Creative Commons <text:s/>„Nevezd meg!-Ne add el!-Így add tovább! 2.5 Magyarország” </text:span><text:span text:style-name="_5b_RPG_5d__20_Áthúzott"><text:span text:style-name="T9">Licenc feltételeinek megfelelően használható fel</text:span></text:span><text:span text:style-name="_5b_RPG_5d__20_Áthúzott"><text:span text:style-name="T5">. </text:span></text:span></text:p>
      <text:p text:style-name="P7"><text:span text:style-name="_5b_RPG_5d__20_Áthúzott"><text:span text:style-name="T6">Ailtas, 2008 </text:span></text:span></text:p>
      <text:p text:style-name="P7"><text:span text:style-name="_5b_RPG_5d__20_Áthúzott"><text:span text:style-name="T7">(</text:span></text:span><text:span text:style-name="_5b_RPG_5d__20_Áthúzott"><text:span text:style-name="T8">CC</text:span></text:span><text:span text:style-name="_5b_RPG_5d__20_Áthúzott"><text:span text:style-name="T7">(BY-NC-SA))</text:span></text:span><text:span text:style-name="_5b_RPG_5d__20_Áthúzott"><text:span text:style-name="T6"> Fekete Bálint, 2008</text:span></text:span></text:p>
      <text:p text:style-name="P7"><text:span text:style-name="_5b_RPG_5d__20_Áthúzott"><text:span text:style-name="T6">--</text:span></text:span></text:p>
      <text:p text:style-name="P6"><text:span text:style-name="_5b_RPG_5d__20_Áthúzot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1" svg:font-family="FreeSerif" style:font-family-generic="roman" style:font-pitch="variable"/>
    <style:font-face style:name="FreeSerif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3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100 szabályrendszer</dc:title>
    <dc:subject>Slan</dc:subject>
    <dc:creator>Fekete Bálint</dc:creator>
    <dc:date>2008-04-08T01:26:51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97" meta:word-count="750" meta:character-count="5210"/>
  </office:meta>
</office:document-meta>
</file>